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cef62" officeooo:paragraph-rsid="001cef62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cef62"/>
    </style:style>
    <style:style style:name="P3" style:family="paragraph" style:parent-style-name="Standard">
      <style:paragraph-properties fo:text-align="start" style:justify-single-word="false"/>
      <style:text-properties officeooo:paragraph-rsid="001cef62"/>
    </style:style>
    <style:style style:name="P4" style:family="paragraph" style:parent-style-name="Standard" style:list-style-name="L4">
      <style:paragraph-properties fo:text-align="start" style:justify-single-word="false"/>
      <style:text-properties officeooo:paragraph-rsid="001e17ca"/>
    </style:style>
    <style:style style:name="P5" style:family="paragraph" style:parent-style-name="Standard">
      <style:paragraph-properties fo:text-align="start" style:justify-single-word="false"/>
      <style:text-properties officeooo:paragraph-rsid="001e17ca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style:text-position="0% 100%" style:font-name="Times New Roman" fo:font-size="14pt" officeooo:rsid="001cef62" officeooo:paragraph-rsid="001cef62" style:font-size-asian="14pt" style:font-size-complex="14pt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style:font-name="Times New Roman" fo:font-size="14pt" officeooo:paragraph-rsid="001cef62" style:font-size-asian="14pt" style:font-size-complex="14pt"/>
    </style:style>
    <style:style style:name="P8" style:family="paragraph" style:parent-style-name="Standard">
      <style:text-properties style:font-name="Times New Roman" fo:font-size="14pt" officeooo:rsid="001cef62" officeooo:paragraph-rsid="001cef62" style:font-size-asian="14pt" style:font-size-complex="14pt"/>
    </style:style>
    <style:style style:name="P9" style:family="paragraph" style:parent-style-name="Standard" style:list-style-name="L4">
      <style:paragraph-properties fo:text-align="start" style:justify-single-word="false"/>
      <style:text-properties officeooo:rsid="001e17ca" officeooo:paragraph-rsid="001e17ca"/>
    </style:style>
    <style:style style:name="P10" style:family="paragraph" style:parent-style-name="Standard">
      <style:paragraph-properties fo:text-align="start" style:justify-single-word="false"/>
      <style:text-properties officeooo:rsid="001e17ca" officeooo:paragraph-rsid="001e17ca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style:font-size-asian="10pt" fo:background-color="#e8f2fe"/>
    </style:style>
    <style:style style:name="T3" style:family="text">
      <style:text-properties fo:color="#000000" style:text-position="0% 100%" style:font-name="Times New Roman" fo:font-size="14pt" officeooo:rsid="001cef62" style:font-size-asian="14pt" style:font-size-complex="14pt"/>
    </style:style>
    <style:style style:name="T4" style:family="text">
      <style:text-properties fo:color="#000000" style:text-position="0% 100%" style:font-name="Times New Roman" fo:font-size="14pt" style:font-size-asian="14pt" style:font-size-complex="14pt"/>
    </style:style>
    <style:style style:name="T5" style:family="text">
      <style:text-properties fo:color="#000000" style:text-position="0% 100%" style:font-name="Times New Roman" fo:font-size="14pt" officeooo:rsid="001e17ca" style:font-size-asian="14pt" style:font-size-complex="14pt"/>
    </style:style>
    <style:style style:name="T6" style:family="text">
      <style:text-properties fo:color="#000000" style:text-position="0% 100%" style:font-name="Monospace" fo:font-size="10pt" officeooo:rsid="001e17ca" style:font-size-asian="10pt" style:font-size-complex="14pt" fo:background-color="#e8f2fe"/>
    </style:style>
    <style:style style:name="T7" style:family="text">
      <style:text-properties fo:color="#000000" style:text-position="0% 100%" style:font-name="Monospace" fo:font-size="10pt" officeooo:rsid="001e17ca" style:font-size-asian="10pt" style:font-size-complex="14pt"/>
    </style:style>
    <style:style style:name="T8" style:family="text">
      <style:text-properties fo:color="#000000" style:text-position="0% 100%" style:font-name="Monospace" fo:font-size="10pt" style:font-size-asian="10pt" style:font-size-complex="14pt" fo:background-color="#e8f2fe"/>
    </style:style>
    <style:style style:name="T9" style:family="text">
      <style:text-properties style:font-name="Monospace" fo:font-size="10pt" officeooo:rsid="001e17ca" style:font-size-asian="10pt" fo:background-color="#e8f2fe"/>
    </style:style>
    <style:style style:name="T10" style:family="text">
      <style:text-properties style:font-name="Monospace" fo:font-size="10pt" style:font-size-asian="10pt" fo:background-color="#e8f2fe"/>
    </style:style>
    <style:style style:name="T11" style:family="text">
      <style:text-properties style:text-position="0% 100%" style:font-name="Monospace" fo:font-size="10pt" officeooo:rsid="001e17ca" style:font-size-asian="10pt" fo:background-color="#e8f2fe"/>
    </style:style>
    <style:style style:name="T12" style:family="text">
      <style:text-properties style:text-position="0% 100%" officeooo:rsid="001cef62"/>
    </style:style>
    <style:style style:name="T13" style:family="text">
      <style:text-properties style:text-position="0% 100%" officeooo:rsid="001e17ca"/>
    </style:style>
    <style:style style:name="T14" style:family="text">
      <style:text-properties officeooo:rsid="001e17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estings and statement:</text:p>
      <text:p text:style-name="P8"/>
      <text:p text:style-name="P8">In our testings we had the following cases for partition, select, median, and quicksort:</text:p>
      <text:list xml:id="list7476454022598478872" text:style-name="L1">
        <text:list-item>
          <text:p text:style-name="P6">A is an inverse ordered, odd number lengthed array<text:span text:style-name="T14"> </text:span><text:span text:style-name="T9">{</text:span><text:span text:style-name="T10">9,8, 7, 6, 5}</text:span></text:p>
        </text:list-item>
        <text:list-item>
          <text:p text:style-name="P6">B is an inversely ordered, even lengthed array<text:span text:style-name="T14"> </text:span><text:span text:style-name="T9">{</text:span><text:span text:style-name="T10">5, 4, 3, 2}</text:span></text:p>
        </text:list-item>
        <text:list-item>
          <text:p text:style-name="P6">C is an inverse ordered, odd lengthed array<text:span text:style-name="T14"> </text:span><text:span text:style-name="T9">{</text:span><text:span text:style-name="T10">1, 2, 3, 4, 5}</text:span></text:p>
        </text:list-item>
        <text:list-item>
          <text:p text:style-name="P7"><text:span text:style-name="T12">D is an ordered, even lengthed array</text:span><text:span text:style-name="T13"> </text:span><text:span text:style-name="T11">{</text:span><text:span text:style-name="T10">1, 2, 3, 4}</text:span></text:p>
        </text:list-item>
        <text:list-item>
          <text:p text:style-name="P7"><text:span text:style-name="T12">E is an ordered array where the first number is the smallest</text:span><text:span text:style-name="T13"> </text:span><text:span text:style-name="T11">{</text:span><text:span text:style-name="T10">-3, 7, 11, 10, 4, 6}</text:span></text:p>
        </text:list-item>
        <text:list-item>
          <text:p text:style-name="P7"><text:span text:style-name="T12">F is not sorted array, where the first number is the largest</text:span><text:span text:style-name="T13"> </text:span><text:span text:style-name="T11">{</text:span><text:span text:style-name="T10">11, 7, -3, 10, 6}</text:span></text:p>
        </text:list-item>
        <text:list-item>
          <text:p text:style-name="P7"><text:span text:style-name="T12">G is not sorted array where the last number is the largest</text:span><text:span text:style-name="T13"> </text:span><text:span text:style-name="T11">{</text:span><text:span text:style-name="T10"> 7, -3, 10, 4, 6, 12}</text:span></text:p>
        </text:list-item>
        <text:list-item>
          <text:p text:style-name="P7"><text:span text:style-name="T12">H is not sorted array where the last number is the smallest</text:span><text:span text:style-name="T13"> </text:span><text:span text:style-name="T11">{</text:span><text:span text:style-name="T10"> 7, 3, 10, 4, 6, -10}</text:span></text:p>
        </text:list-item>
        <text:list-item>
          <text:p text:style-name="P7"><text:span text:style-name="T12">J is not sorted array, none of the elements are the same</text:span><text:span text:style-name="T13"> </text:span><text:span text:style-name="T11">{</text:span><text:span text:style-name="T10"> -3, 5, 6, -8, 10, 0, 4}</text:span></text:p>
        </text:list-item>
        <text:list-item>
          <text:p text:style-name="P7"><text:span text:style-name="T12">K is not sorted array, some of the elements are the same</text:span><text:span text:style-name="T13"> </text:span><text:span text:style-name="T11">{</text:span><text:span text:style-name="T10"> -3, 4, -3, -8, 10, 0, 4, 6, 4, 3}</text:span></text:p>
        </text:list-item>
        <text:list-item>
          <text:p text:style-name="P7"><text:span text:style-name="T12">P is an empty array</text:span><text:span text:style-name="T13"> </text:span><text:span text:style-name="T11">{</text:span><text:span text:style-name="T10">}</text:span></text:p>
        </text:list-item>
        <text:list-item>
          <text:p text:style-name="P7"><text:span text:style-name="T12">Q is an array with one element</text:span><text:span text:style-name="T13"> </text:span><text:span text:style-name="T11">{</text:span><text:span text:style-name="T10">3}</text:span></text:p>
        </text:list-item>
        <text:list-item>
          <text:p text:style-name="P2"><text:span text:style-name="T3">R is a reverse ordered array with two elements</text:span><text:span text:style-name="T5"> </text:span><text:span text:style-name="T6">{</text:span><text:span text:style-name="T2">3, 1}</text:span></text:p>
        </text:list-item>
      </text:list>
      <text:p text:style-name="P3"><text:span text:style-name="T3"/></text:p>
      <text:p text:style-name="P1"><text:span text:style-name="T4">To test the Dutch Flag </text:span><text:span text:style-name="T5">methods we tested two cases (0 - red, 1 - white, 2 - blue) :</text:span></text:p>
      <text:list xml:id="list504159555147479687" text:style-name="L4">
        <text:list-item>
          <text:p text:style-name="P9"><text:span text:style-name="T4">S is an unsorted array of 0, 1, and 2 </text:span><text:span text:style-name="T8">{</text:span><text:span text:style-name="T2">2, 0, 1, 1, 0, 0, 0, 2, 2, 2, 0, 1}</text:span></text:p>
        </text:list-item>
        <text:list-item>
          <text:p text:style-name="P4"><text:span text:style-name="T5">T is a sorted array of 0, 1, and 2 </text:span><text:span text:style-name="T6">{</text:span><text:span text:style-name="T2">0, 0, 0, 0, 1, 1, 1, 2, 2, 2, 2}</text:span></text:p>
        </text:list-item>
      </text:list>
      <text:p text:style-name="P5"><text:span text:style-name="T5"/></text:p>
      <text:p text:style-name="P10"><text:span text:style-name="T4">The output:</text:span></text:p>
      <text:p text:style-name="P5"><text:span text:style-name="T7">A is an inverse ordered, odd number lengthed array: </text:span></text:p>
      <text:p text:style-name="P11"><text:span text:style-name="T1">PARTITION: </text:span></text:p>
      <text:p text:style-name="P11"><text:span text:style-name="T1">Middle - partition for A: 4</text:span></text:p>
      <text:p text:style-name="P11"><text:span text:style-name="T1">A after partition: </text:span></text:p>
      <text:p text:style-name="P11"><text:span text:style-name="T1">5 8 7 6 9 </text:span></text:p>
      <text:p text:style-name="P12"/>
      <text:p text:style-name="P11"><text:span text:style-name="T1">SELECT: </text:span></text:p>
      <text:p text:style-name="P11"><text:span text:style-name="T1">#1 smallest 5</text:span></text:p>
      <text:p text:style-name="P11"><text:span text:style-name="T1">#2 smallest 6</text:span></text:p>
      <text:p text:style-name="P11"><text:span text:style-name="T1">#3 smallest 7</text:span></text:p>
      <text:p text:style-name="P11"><text:span text:style-name="T1">#4 smallest 8</text:span></text:p>
      <text:p text:style-name="P11"><text:span text:style-name="T1">#5 smallest 9</text:span></text:p>
      <text:p text:style-name="P12"/>
      <text:p text:style-name="P11"><text:span text:style-name="T1">MEDIAN: </text:span></text:p>
      <text:p text:style-name="P11"><text:span text:style-name="T1">median of A: 7.0</text:span></text:p>
      <text:p text:style-name="P12"/>
      <text:p text:style-name="P11"><text:span text:style-name="T1">QUICK SORT: </text:span></text:p>
      <text:p text:style-name="P11"><text:span text:style-name="T1">5 6 7 8 9 </text:span></text:p>
      <text:p text:style-name="P12"/>
      <text:p text:style-name="P11"><text:span text:style-name="T1">B is an inversely ordered, even lengthed array: </text:span></text:p>
      <text:p text:style-name="P11"><text:span text:style-name="T1">PARTITION: </text:span></text:p>
      <text:p text:style-name="P11"><text:span text:style-name="T1">Middle - partition for B: 3</text:span></text:p>
      <text:p text:style-name="P11"><text:span text:style-name="T1">B after partition: </text:span></text:p>
      <text:p text:style-name="P11"><text:span text:style-name="T1">2 4 3 5 </text:span></text:p>
      <text:p text:style-name="P12"/>
      <text:p text:style-name="P11"><text:soft-page-break/><text:span text:style-name="T1">SELECT: </text:span></text:p>
      <text:p text:style-name="P11"><text:span text:style-name="T1">#1 smallest 2</text:span></text:p>
      <text:p text:style-name="P11"><text:span text:style-name="T1">#2 smallest 3</text:span></text:p>
      <text:p text:style-name="P11"><text:span text:style-name="T1">#3 smallest 4</text:span></text:p>
      <text:p text:style-name="P11"><text:span text:style-name="T1">#4 smallest 5</text:span></text:p>
      <text:p text:style-name="P12"/>
      <text:p text:style-name="P11"><text:span text:style-name="T1">MEDIAN: </text:span></text:p>
      <text:p text:style-name="P11"><text:span text:style-name="T1">median of B: 3.5</text:span></text:p>
      <text:p text:style-name="P12"/>
      <text:p text:style-name="P11"><text:span text:style-name="T1">QUICK SORT: </text:span></text:p>
      <text:p text:style-name="P11"><text:span text:style-name="T1">2 3 4 5 </text:span></text:p>
      <text:p text:style-name="P12"/>
      <text:p text:style-name="P11"><text:span text:style-name="T1">C is an inverse ordered, odd lengthed array: </text:span></text:p>
      <text:p text:style-name="P11"><text:span text:style-name="T1">PARTITION: </text:span></text:p>
      <text:p text:style-name="P11"><text:span text:style-name="T1">Middle - partition for C: 0</text:span></text:p>
      <text:p text:style-name="P11"><text:span text:style-name="T1">C after partition: </text:span></text:p>
      <text:p text:style-name="P11"><text:span text:style-name="T1">1 2 3 4 5 </text:span></text:p>
      <text:p text:style-name="P12"/>
      <text:p text:style-name="P11"><text:span text:style-name="T1">SELECT: </text:span></text:p>
      <text:p text:style-name="P11"><text:span text:style-name="T1">#1 smallest 1</text:span></text:p>
      <text:p text:style-name="P11"><text:span text:style-name="T1">#2 smallest 2</text:span></text:p>
      <text:p text:style-name="P11"><text:span text:style-name="T1">#3 smallest 3</text:span></text:p>
      <text:p text:style-name="P11"><text:span text:style-name="T1">#4 smallest 4</text:span></text:p>
      <text:p text:style-name="P11"><text:span text:style-name="T1">#5 smallest 5</text:span></text:p>
      <text:p text:style-name="P12"/>
      <text:p text:style-name="P11"><text:span text:style-name="T1">MEDIAN: </text:span></text:p>
      <text:p text:style-name="P11"><text:span text:style-name="T1">median of C: 3.0</text:span></text:p>
      <text:p text:style-name="P12"/>
      <text:p text:style-name="P11"><text:span text:style-name="T1">QUICK SORT: </text:span></text:p>
      <text:p text:style-name="P11"><text:span text:style-name="T1">1 2 3 4 5 </text:span></text:p>
      <text:p text:style-name="P12"/>
      <text:p text:style-name="P11"><text:span text:style-name="T1">D is an ordered, even lengthed array: </text:span></text:p>
      <text:p text:style-name="P11"><text:span text:style-name="T1">PARTITION: </text:span></text:p>
      <text:p text:style-name="P11"><text:span text:style-name="T1">Middle - partition for D: 0</text:span></text:p>
      <text:p text:style-name="P11"><text:span text:style-name="T1">D after partition: </text:span></text:p>
      <text:p text:style-name="P11"><text:span text:style-name="T1">1 2 3 4 </text:span></text:p>
      <text:p text:style-name="P12"/>
      <text:p text:style-name="P11"><text:span text:style-name="T1">SELECT: </text:span></text:p>
      <text:p text:style-name="P11"><text:span text:style-name="T1">#1 smallest 1</text:span></text:p>
      <text:p text:style-name="P11"><text:span text:style-name="T1">#2 smallest 2</text:span></text:p>
      <text:p text:style-name="P11"><text:span text:style-name="T1">#3 smallest 3</text:span></text:p>
      <text:p text:style-name="P11"><text:span text:style-name="T1">#4 smallest 4</text:span></text:p>
      <text:p text:style-name="P12"/>
      <text:p text:style-name="P11"><text:span text:style-name="T1">MEDIAN: </text:span></text:p>
      <text:p text:style-name="P11"><text:span text:style-name="T1">median of D: 2.5</text:span></text:p>
      <text:p text:style-name="P12"/>
      <text:p text:style-name="P11"><text:span text:style-name="T1">QUICK SORT: </text:span></text:p>
      <text:p text:style-name="P11"><text:span text:style-name="T1">1 2 3 4 </text:span></text:p>
      <text:p text:style-name="P12"/>
      <text:p text:style-name="P11"><text:span text:style-name="T1">E is an ordered array where the first number is the smallest: </text:span></text:p>
      <text:p text:style-name="P11"><text:span text:style-name="T1">PARTITION: </text:span></text:p>
      <text:p text:style-name="P11"><text:span text:style-name="T1">Middle - partition for E: 0</text:span></text:p>
      <text:p text:style-name="P11"><text:span text:style-name="T1">E after partition: </text:span></text:p>
      <text:p text:style-name="P11"><text:span text:style-name="T1">-3 7 11 10 4 6 </text:span></text:p>
      <text:p text:style-name="P12"/>
      <text:p text:style-name="P11"><text:span text:style-name="T1">SELECT: </text:span></text:p>
      <text:p text:style-name="P11"><text:span text:style-name="T1">#1 smallest -3</text:span></text:p>
      <text:p text:style-name="P11"><text:span text:style-name="T1">#2 smallest 4</text:span></text:p>
      <text:p text:style-name="P11"><text:soft-page-break/><text:span text:style-name="T1">#3 smallest 6</text:span></text:p>
      <text:p text:style-name="P11"><text:span text:style-name="T1">#4 smallest 7</text:span></text:p>
      <text:p text:style-name="P11"><text:span text:style-name="T1">#5 smallest 10</text:span></text:p>
      <text:p text:style-name="P11"><text:span text:style-name="T1">#6 smallest 11</text:span></text:p>
      <text:p text:style-name="P12"/>
      <text:p text:style-name="P11"><text:span text:style-name="T1">MEDIAN: </text:span></text:p>
      <text:p text:style-name="P11"><text:span text:style-name="T1">median of E: 6.5</text:span></text:p>
      <text:p text:style-name="P12"/>
      <text:p text:style-name="P11"><text:span text:style-name="T1">QUICK SORT: </text:span></text:p>
      <text:p text:style-name="P11"><text:span text:style-name="T1">-3 4 6 7 10 11 </text:span></text:p>
      <text:p text:style-name="P12"/>
      <text:p text:style-name="P11"><text:span text:style-name="T1">F is not sorted array, where the first number is the largest: </text:span></text:p>
      <text:p text:style-name="P11"><text:span text:style-name="T1">PARTITION: </text:span></text:p>
      <text:p text:style-name="P11"><text:span text:style-name="T1">Middle - partition for F: 4</text:span></text:p>
      <text:p text:style-name="P11"><text:span text:style-name="T1">F after partition: </text:span></text:p>
      <text:p text:style-name="P11"><text:span text:style-name="T1">6 7 -3 10 11 </text:span></text:p>
      <text:p text:style-name="P12"/>
      <text:p text:style-name="P11"><text:span text:style-name="T1">SELECT: </text:span></text:p>
      <text:p text:style-name="P11"><text:span text:style-name="T1">#1 smallest -3</text:span></text:p>
      <text:p text:style-name="P11"><text:span text:style-name="T1">#2 smallest 6</text:span></text:p>
      <text:p text:style-name="P11"><text:span text:style-name="T1">#3 smallest 7</text:span></text:p>
      <text:p text:style-name="P11"><text:span text:style-name="T1">#4 smallest 10</text:span></text:p>
      <text:p text:style-name="P11"><text:span text:style-name="T1">#5 smallest 11</text:span></text:p>
      <text:p text:style-name="P12"/>
      <text:p text:style-name="P11"><text:span text:style-name="T1">MEDIAN: </text:span></text:p>
      <text:p text:style-name="P11"><text:span text:style-name="T1">median of F: 7.0</text:span></text:p>
      <text:p text:style-name="P12"/>
      <text:p text:style-name="P11"><text:span text:style-name="T1">QUICK SORT: </text:span></text:p>
      <text:p text:style-name="P11"><text:span text:style-name="T1">-3 6 7 10 11 </text:span></text:p>
      <text:p text:style-name="P12"/>
      <text:p text:style-name="P11"><text:span text:style-name="T1">G is not sorted array where the last number is the largest: </text:span></text:p>
      <text:p text:style-name="P11"><text:span text:style-name="T1">PARTITION: </text:span></text:p>
      <text:p text:style-name="P11"><text:span text:style-name="T1">Middle - partition for G: 4</text:span></text:p>
      <text:p text:style-name="P11"><text:span text:style-name="T1">G after partition: </text:span></text:p>
      <text:p text:style-name="P11"><text:span text:style-name="T1">4 -3 6 7 10 12 </text:span></text:p>
      <text:p text:style-name="P12"/>
      <text:p text:style-name="P11"><text:span text:style-name="T1">SELECT: </text:span></text:p>
      <text:p text:style-name="P11"><text:span text:style-name="T1">#1 smallest -3</text:span></text:p>
      <text:p text:style-name="P11"><text:span text:style-name="T1">#2 smallest 4</text:span></text:p>
      <text:p text:style-name="P11"><text:span text:style-name="T1">#3 smallest 6</text:span></text:p>
      <text:p text:style-name="P11"><text:span text:style-name="T1">#4 smallest 7</text:span></text:p>
      <text:p text:style-name="P11"><text:span text:style-name="T1">#5 smallest 10</text:span></text:p>
      <text:p text:style-name="P11"><text:span text:style-name="T1">#6 smallest 12</text:span></text:p>
      <text:p text:style-name="P12"/>
      <text:p text:style-name="P11"><text:span text:style-name="T1">MEDIAN: </text:span></text:p>
      <text:p text:style-name="P11"><text:span text:style-name="T1">median of G: 6.5</text:span></text:p>
      <text:p text:style-name="P12"/>
      <text:p text:style-name="P11"><text:span text:style-name="T1">QUICK SORT: </text:span></text:p>
      <text:p text:style-name="P11"><text:span text:style-name="T1">-3 4 6 7 10 12 </text:span></text:p>
      <text:p text:style-name="P12"/>
      <text:p text:style-name="P11"><text:span text:style-name="T1">H is not sorted array where the last number is the smallest: </text:span></text:p>
      <text:p text:style-name="P11"><text:span text:style-name="T1">PARTITION: </text:span></text:p>
      <text:p text:style-name="P11"><text:span text:style-name="T1">Middle - partition for H: 5</text:span></text:p>
      <text:p text:style-name="P11"><text:span text:style-name="T1">H after partition: </text:span></text:p>
      <text:p text:style-name="P11"><text:span text:style-name="T1">6 3 -10 4 7 10 </text:span></text:p>
      <text:p text:style-name="P12"/>
      <text:p text:style-name="P11"><text:span text:style-name="T1">SELECT: </text:span></text:p>
      <text:p text:style-name="P11"><text:span text:style-name="T1">#1 smallest -10</text:span></text:p>
      <text:p text:style-name="P11"><text:soft-page-break/><text:span text:style-name="T1">#2 smallest 3</text:span></text:p>
      <text:p text:style-name="P11"><text:span text:style-name="T1">#3 smallest 4</text:span></text:p>
      <text:p text:style-name="P11"><text:span text:style-name="T1">#4 smallest 6</text:span></text:p>
      <text:p text:style-name="P11"><text:span text:style-name="T1">#5 smallest 7</text:span></text:p>
      <text:p text:style-name="P11"><text:span text:style-name="T1">#6 smallest 10</text:span></text:p>
      <text:p text:style-name="P12"/>
      <text:p text:style-name="P11"><text:span text:style-name="T1">MEDIAN: </text:span></text:p>
      <text:p text:style-name="P11"><text:span text:style-name="T1">median of H: 5.0</text:span></text:p>
      <text:p text:style-name="P12"/>
      <text:p text:style-name="P11"><text:span text:style-name="T1">QUICK SORT: </text:span></text:p>
      <text:p text:style-name="P11"><text:span text:style-name="T1">-10 3 4 6 7 10 </text:span></text:p>
      <text:p text:style-name="P12"/>
      <text:p text:style-name="P11"><text:span text:style-name="T1">J is not sorted array, none of the elements are the same: </text:span></text:p>
      <text:p text:style-name="P11"><text:span text:style-name="T1">PARTITION: </text:span></text:p>
      <text:p text:style-name="P11"><text:span text:style-name="T1">Middle - partition for J: 2</text:span></text:p>
      <text:p text:style-name="P11"><text:span text:style-name="T1">H after partition: </text:span></text:p>
      <text:p text:style-name="P11"><text:span text:style-name="T1">-8 -3 6 5 10 0 4 </text:span></text:p>
      <text:p text:style-name="P12"/>
      <text:p text:style-name="P11"><text:span text:style-name="T1">SELECT: </text:span></text:p>
      <text:p text:style-name="P11"><text:span text:style-name="T1">#1 smallest -8</text:span></text:p>
      <text:p text:style-name="P11"><text:span text:style-name="T1">#2 smallest -3</text:span></text:p>
      <text:p text:style-name="P11"><text:span text:style-name="T1">#3 smallest 0</text:span></text:p>
      <text:p text:style-name="P11"><text:span text:style-name="T1">#4 smallest 4</text:span></text:p>
      <text:p text:style-name="P11"><text:span text:style-name="T1">#5 smallest 5</text:span></text:p>
      <text:p text:style-name="P11"><text:span text:style-name="T1">#6 smallest 6</text:span></text:p>
      <text:p text:style-name="P11"><text:span text:style-name="T1">#7 smallest 10</text:span></text:p>
      <text:p text:style-name="P12"/>
      <text:p text:style-name="P11"><text:span text:style-name="T1">MEDIAN: </text:span></text:p>
      <text:p text:style-name="P11"><text:span text:style-name="T1">median of J: 4.0</text:span></text:p>
      <text:p text:style-name="P12"/>
      <text:p text:style-name="P11"><text:span text:style-name="T1">QUICK SORT: </text:span></text:p>
      <text:p text:style-name="P11"><text:span text:style-name="T1">-8 -3 0 4 5 6 10 </text:span></text:p>
      <text:p text:style-name="P12"/>
      <text:p text:style-name="P11"><text:span text:style-name="T1">K is not sorted array, some of the elements are the same: </text:span></text:p>
      <text:p text:style-name="P11"><text:span text:style-name="T1">PARTITION: </text:span></text:p>
      <text:p text:style-name="P11"><text:span text:style-name="T1">Middle - partition for K: 2</text:span></text:p>
      <text:p text:style-name="P11"><text:span text:style-name="T1">K after partition: </text:span></text:p>
      <text:p text:style-name="P11"><text:span text:style-name="T1">-3 -8 -3 4 10 0 4 6 4 3 </text:span></text:p>
      <text:p text:style-name="P12"/>
      <text:p text:style-name="P11"><text:span text:style-name="T1">SELECT: </text:span></text:p>
      <text:p text:style-name="P11"><text:span text:style-name="T1">#1 smallest -8</text:span></text:p>
      <text:p text:style-name="P11"><text:span text:style-name="T1">#2 smallest -3</text:span></text:p>
      <text:p text:style-name="P11"><text:span text:style-name="T1">#3 smallest -3</text:span></text:p>
      <text:p text:style-name="P11"><text:span text:style-name="T1">#4 smallest 0</text:span></text:p>
      <text:p text:style-name="P11"><text:span text:style-name="T1">#5 smallest 3</text:span></text:p>
      <text:p text:style-name="P11"><text:span text:style-name="T1">#6 smallest 4</text:span></text:p>
      <text:p text:style-name="P11"><text:span text:style-name="T1">#7 smallest 4</text:span></text:p>
      <text:p text:style-name="P11"><text:span text:style-name="T1">#8 smallest 4</text:span></text:p>
      <text:p text:style-name="P11"><text:span text:style-name="T1">#9 smallest 6</text:span></text:p>
      <text:p text:style-name="P11"><text:span text:style-name="T1">#10 smallest 10</text:span></text:p>
      <text:p text:style-name="P12"/>
      <text:p text:style-name="P11"><text:span text:style-name="T1">MEDIAN: </text:span></text:p>
      <text:p text:style-name="P11"><text:span text:style-name="T1">median of K: 3.5</text:span></text:p>
      <text:p text:style-name="P12"/>
      <text:p text:style-name="P11"><text:span text:style-name="T1">QUICK SORT: </text:span></text:p>
      <text:p text:style-name="P11"><text:span text:style-name="T1">-8 -3 -3 0 3 4 4 4 6 10 </text:span></text:p>
      <text:p text:style-name="P12"/>
      <text:p text:style-name="P11"><text:span text:style-name="T1">P is an empty array </text:span></text:p>
      <text:p text:style-name="P11"><text:soft-page-break/><text:span text:style-name="T1">PARTITION: </text:span></text:p>
      <text:p text:style-name="P11"><text:span text:style-name="T1">Middle - partition for P: 0</text:span></text:p>
      <text:p text:style-name="P11"><text:span text:style-name="T1">P after partition: </text:span></text:p>
      <text:p text:style-name="P12"/>
      <text:p text:style-name="P12"/>
      <text:p text:style-name="P11"><text:span text:style-name="T1">SELECT: </text:span></text:p>
      <text:p text:style-name="P12"/>
      <text:p text:style-name="P11"><text:span text:style-name="T1">MEDIAN: </text:span></text:p>
      <text:p text:style-name="P11"><text:span text:style-name="T1">median of P: 0.0</text:span></text:p>
      <text:p text:style-name="P12"/>
      <text:p text:style-name="P11"><text:span text:style-name="T1">QUICK SORT: </text:span></text:p>
      <text:p text:style-name="P12"/>
      <text:p text:style-name="P12"/>
      <text:p text:style-name="P11"><text:span text:style-name="T1">Q is an array with one element </text:span></text:p>
      <text:p text:style-name="P11"><text:span text:style-name="T1">PARTITION: </text:span></text:p>
      <text:p text:style-name="P11"><text:span text:style-name="T1">Middle - partition for Q: 0</text:span></text:p>
      <text:p text:style-name="P11"><text:span text:style-name="T1">Q after partition: </text:span></text:p>
      <text:p text:style-name="P11"><text:span text:style-name="T1">3 </text:span></text:p>
      <text:p text:style-name="P12"/>
      <text:p text:style-name="P11"><text:span text:style-name="T1">SELECT: </text:span></text:p>
      <text:p text:style-name="P11"><text:span text:style-name="T1">#1 smallest 3</text:span></text:p>
      <text:p text:style-name="P12"/>
      <text:p text:style-name="P11"><text:span text:style-name="T1">MEDIAN: </text:span></text:p>
      <text:p text:style-name="P11"><text:span text:style-name="T1">median of Q: 3.0</text:span></text:p>
      <text:p text:style-name="P12"/>
      <text:p text:style-name="P11"><text:span text:style-name="T1">QUICK SORT: </text:span></text:p>
      <text:p text:style-name="P11"><text:span text:style-name="T1">3 </text:span></text:p>
      <text:p text:style-name="P12"/>
      <text:p text:style-name="P11"><text:span text:style-name="T1">R is a reverse ordered array with two elements </text:span></text:p>
      <text:p text:style-name="P11"><text:span text:style-name="T1">PARTITION: </text:span></text:p>
      <text:p text:style-name="P11"><text:span text:style-name="T1">Middle - partition for R: 1</text:span></text:p>
      <text:p text:style-name="P11"><text:span text:style-name="T1">R after partition: </text:span></text:p>
      <text:p text:style-name="P11"><text:span text:style-name="T1">1 3 </text:span></text:p>
      <text:p text:style-name="P12"/>
      <text:p text:style-name="P11"><text:span text:style-name="T1">SELECT: </text:span></text:p>
      <text:p text:style-name="P11"><text:span text:style-name="T1">#1 smallest 1</text:span></text:p>
      <text:p text:style-name="P11"><text:span text:style-name="T1">#2 smallest 3</text:span></text:p>
      <text:p text:style-name="P12"/>
      <text:p text:style-name="P11"><text:span text:style-name="T1">MEDIAN: </text:span></text:p>
      <text:p text:style-name="P11"><text:span text:style-name="T1">median of Q: 2.0</text:span></text:p>
      <text:p text:style-name="P12"/>
      <text:p text:style-name="P11"><text:span text:style-name="T1">QUICK SORT: </text:span></text:p>
      <text:p text:style-name="P11"><text:span text:style-name="T1">1 3 </text:span></text:p>
      <text:p text:style-name="P12"/>
      <text:p text:style-name="P11"><text:span text:style-name="T1">S is an unsorted array of 0, 1, and 2</text:span></text:p>
      <text:p text:style-name="P11"><text:span text:style-name="T1">invariantA for S: </text:span></text:p>
      <text:p text:style-name="P11"><text:span text:style-name="T1">0 0 0 0 0 1 1 1 2 2 2 2 </text:span></text:p>
      <text:p text:style-name="P11"><text:span text:style-name="T1">invariantB for S: </text:span></text:p>
      <text:p text:style-name="P11"><text:span text:style-name="T1">0 0 0 0 0 1 1 1 2 2 2 2 </text:span></text:p>
      <text:p text:style-name="P12"/>
      <text:p text:style-name="P11"><text:span text:style-name="T1">T is a sorted array of 0, 1, and 2</text:span></text:p>
      <text:p text:style-name="P11"><text:span text:style-name="T1">invariantA for T: </text:span></text:p>
      <text:p text:style-name="P11"><text:span text:style-name="T1">0 0 0 0 1 1 1 2 2 2 2 </text:span></text:p>
      <text:p text:style-name="P11"><text:span text:style-name="T1">invariantB for T: </text:span></text:p>
      <text:p text:style-name="P5"><text:span text:style-name="T1">0 0 0 0 1 1 1 2 2 2 2 </text:span></text:p>
      <text:p text:style-name="P5"><text:span text:style-name="T5"/></text:p>
      <text:p text:style-name="P10"><text:span text:style-name="T4">All outputs are as expected.</text:span></text:p>
      <text:p text:style-name="P10"><text:soft-page-break/><text:span text:style-name="T4">For these reasons our program and methods work correct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23:45:21.908662391</meta:creation-date>
    <dc:date>2018-10-19T00:03:28.481988195</dc:date>
    <meta:editing-duration>PT7M56S</meta:editing-duration>
    <meta:editing-cycles>1</meta:editing-cycles>
    <meta:document-statistic meta:table-count="0" meta:image-count="0" meta:object-count="0" meta:page-count="6" meta:paragraph-count="220" meta:word-count="1043" meta:character-count="4571" meta:non-whitespace-character-count="3653"/>
    <meta:generator>LibreOffice/5.1.6.2$Linux_X86_64 LibreOffice_project/10m0$Build-2</meta:generator>
  </office:meta>
</office:document-meta>
</file>